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QUEIROS FERNANDES, CATERINE SHORC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EQUEIROS FERNANDES, CATERINE SHORC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1497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AMARRA CLAYSEN, WIMB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783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9:13:2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